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Calibri2" svg:font-family="Calibri" style:font-adornments="Regular" style:font-family-generic="roman" style:font-pitch="variable"/>
    <style:font-face style:name="Calibri3" svg:font-family="Calibri" style:font-adornments="Regular" style:font-family-generic="modern" style:font-pitch="variable"/>
    <style:font-face style:name="Consolas" svg:font-family="Consolas" style:font-adornments="Regular" style:font-family-generic="modern" style:font-pitch="fixed"/>
    <style:font-face style:name="Consolas1" svg:font-family="Consolas" style:font-family-generic="modern" style:font-pitch="fixed"/>
    <style:font-face style:name="Consolas2" svg:font-family="Consolas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fo:min-height="7.75cm" fo:min-width="18.5cm" loext:decorative="false"/>
    </style:style>
    <style:style style:name="gr2" style:family="graphic">
      <style:graphic-properties style:protect="size" style:writing-mode="lr-tb" loext:decorative="false"/>
    </style:style>
    <style:style style:name="gr3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1.732cm" fo:min-width="2.482cm" fo:padding-top="0.134cm" fo:padding-bottom="0.134cm" fo:padding-left="0.259cm" fo:padding-right="0.25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000000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5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1.732cm" fo:min-width="2.482cm" fo:padding-top="0.134cm" fo:padding-bottom="0.134cm" fo:padding-left="0.259cm" fo:padding-right="0.25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000000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8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000000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9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000000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10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000000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11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1.732cm" fo:min-width="2.482cm" fo:padding-top="0.134cm" fo:padding-bottom="0.134cm" fo:padding-left="0.259cm" fo:padding-right="0.25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13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1.732cm" fo:min-width="2.482cm" fo:padding-top="0.134cm" fo:padding-bottom="0.134cm" fo:padding-left="0.259cm" fo:padding-right="0.25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15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000000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16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1.732cm" fo:min-width="2.482cm" fo:padding-top="0.134cm" fo:padding-bottom="0.134cm" fo:padding-left="0.259cm" fo:padding-right="0.25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18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1.732cm" fo:min-width="2.482cm" fo:padding-top="0.134cm" fo:padding-bottom="0.134cm" fo:padding-left="0.259cm" fo:padding-right="0.25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20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21" style:family="graphic" style:parent-style-name="standard">
      <style:graphic-properties draw:textarea-vertical-align="middle" loext:decorative="false"/>
    </style:style>
    <style:style style:name="gr22" style:family="graphic" style:parent-style-name="standard">
      <style:graphic-properties svg:stroke-color="#000000" draw:fill="solid" draw:fill-color="#ffffff" loext:fill-use-slide-background="false" draw:opacity="50%" draw:textarea-horizontal-align="justify" draw:textarea-vertical-align="middle" draw:auto-grow-height="false" fo:min-height="8.15cm" fo:min-width="18.5cm" loext:decorative="false"/>
    </style:style>
    <style:style style:name="gr23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6.15cm" fo:min-width="3.5cm" loext:decorative="false"/>
    </style:style>
    <style:style style:name="gr24" style:family="graphic" style:parent-style-name="standard">
      <style:graphic-properties draw:stroke="solid" svg:stroke-color="#000000" draw:fill-color="#cccccc" draw:textarea-horizontal-align="justify" draw:textarea-vertical-align="middle" draw:auto-grow-height="false" fo:min-height="0.75cm" fo:min-width="3.5cm" style:writing-mode="lr-tb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5cm" fo:min-width="0cm" loext:decorative="false"/>
      <style:paragraph-properties style:writing-mode="lr-tb"/>
    </style:style>
    <style:style style:name="gr26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75cm" fo:min-width="3.5cm" style:writing-mode="lr-tb" loext:decorative="false"/>
      <style:paragraph-properties style:writing-mode="lr-tb"/>
    </style:style>
    <style:style style:name="P1" style:family="paragraph">
      <loext:graphic-properties draw:opacity="50%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fffff" draw:opacity="50%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paragraph-properties fo:text-align="center"/>
      <style:text-properties style:font-name="Calibri" fo:font-size="12pt"/>
    </style:style>
    <style:style style:name="P11" style:family="paragraph">
      <loext:graphic-properties draw:fill-color="#cccccc"/>
      <style:paragraph-properties fo:text-align="center" style:writing-mode="lr-tb"/>
      <style:text-properties style:font-name="Calibri" fo:font-size="12pt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fo:text-align="end"/>
      <style:text-properties style:font-name="Consolas1" fo:font-size="12pt" style:font-size-asian="12pt" style:font-size-complex="12pt"/>
    </style:style>
    <style:style style:name="P14" style:family="paragraph">
      <style:paragraph-properties fo:margin-left="0cm" fo:margin-right="0cm" fo:text-align="end" fo:text-indent="0cm"/>
    </style:style>
    <style:style style:name="P15" style:family="paragraph">
      <loext:graphic-properties draw:fill="none" draw:fill-color="#ffffff"/>
      <style:paragraph-properties fo:margin-left="0cm" fo:margin-right="0cm" fo:text-align="end" fo:text-indent="0cm"/>
      <style:text-properties style:font-name="Consolas1" fo:font-size="12pt" style:font-size-asian="12pt" style:font-size-complex="12pt"/>
    </style:style>
    <style:style style:name="P16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7" style:family="paragraph">
      <loext:graphic-properties draw:fill="none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alibri" fo:font-size="12pt"/>
    </style:style>
    <style:style style:name="T3" style:family="text">
      <style:text-properties style:font-name="Consolas1" fo:font-size="12pt" style:font-size-asian="12pt" style:font-size-complex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bd" draw:style-name="dp1" draw:master-page-name="Default">
        <draw:custom-shape draw:style-name="gr1" draw:text-style-name="P1" draw:layer="layout" svg:width="19cm" svg:height="8cm" svg:x="1cm" svg:y="3cm">
          <text:p/>
          <draw:enhanced-geometry svg:viewBox="0 0 21600 21600" draw:type="rectangle" draw:enhanced-path="M 0 0 L 21600 0 21600 21600 0 21600 0 0 Z N"/>
        </draw:custom-shape>
        <draw:g draw:style-name="gr2" xml:id="id1" draw:id="id1">
          <draw:glue-point draw:id="4" svg:x="4.666cm" svg:y="0cm"/>
          <draw:glue-point draw:id="5" svg:x="-5cm" svg:y="0cm"/>
          <draw:custom-shape draw:style-name="gr3" draw:text-style-name="P3" draw:layer="layout" svg:width="3cm" svg:height="2cm" svg:x="2.5cm" svg:y="5cm">
            <text:p text:style-name="P2"><text:span text:style-name="T1">UART 2 AX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2cm" svg:height="0.4cm" svg:x="5.3cm" svg:y="5.8cm">
            <draw:glue-point draw:id="4" svg:x="5cm" svg:y="0cm"/>
            <draw:glue-point draw:id="5" svg:x="5cm" svg:y="0cm" draw:escape-direction="right"/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 draw:style-name="gr2" xml:id="id2" draw:id="id2">
          <draw:glue-point draw:id="4" svg:x="5cm" svg:y="-3.5cm"/>
          <draw:glue-point draw:id="5" svg:x="5cm" svg:y="-1cm"/>
          <draw:glue-point draw:id="6" svg:x="5cm" svg:y="-1cm"/>
          <draw:glue-point draw:id="7" svg:x="5cm" svg:y="1cm"/>
          <draw:glue-point draw:id="8" svg:x="5cm" svg:y="3.5cm"/>
          <draw:glue-point draw:id="9" svg:x="-5cm" svg:y="0cm"/>
          <draw:custom-shape draw:style-name="gr5" draw:text-style-name="P3" draw:layer="layout" svg:width="3cm" svg:height="2cm" svg:x="6.5cm" svg:y="5cm">
            <text:p text:style-name="P2"><text:span text:style-name="T1">AXI Interconn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draw:layer="layout" svg:width="0.2cm" svg:height="0.4cm" svg:x="6.5cm" svg:y="5.8cm">
            <draw:glue-point draw:id="4" svg:x="-5cm" svg:y="0cm"/>
            <draw:glue-point draw:id="5" svg:x="-5cm" svg:y="0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0.2cm" svg:height="0.4cm" svg:x="9.3cm" svg:y="5.567cm">
            <draw:glue-point draw:id="4" svg:x="5cm" svg:y="0cm"/>
            <draw:glue-point draw:id="5" svg:x="5cm" svg:y="0cm" draw:escape-direction="right"/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8" draw:text-style-name="P4" draw:layer="layout" svg:width="0.2cm" svg:height="0.4cm" svg:x="9.3cm" svg:y="6.033cm">
            <draw:glue-point draw:id="4" svg:x="5cm" svg:y="0cm" draw:escape-direction="right"/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9" draw:text-style-name="P4" draw:layer="layout" svg:width="0.2cm" svg:height="0.4cm" svg:x="9.3cm" svg:y="5.1cm">
            <draw:glue-point draw:id="4" svg:x="5cm" svg:y="0cm"/>
            <draw:glue-point draw:id="5" svg:x="5cm" svg:y="0cm" draw:escape-direction="right"/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" draw:text-style-name="P4" draw:layer="layout" svg:width="0.2cm" svg:height="0.4cm" svg:x="9.3cm" svg:y="6.5cm">
            <draw:glue-point draw:id="4" svg:x="5cm" svg:y="0cm" draw:escape-direction="right"/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 draw:style-name="gr2" xml:id="id3" draw:id="id3">
          <draw:glue-point draw:id="4" svg:x="4.666cm" svg:y="0cm"/>
          <draw:glue-point draw:id="5" svg:x="-5cm" svg:y="0cm"/>
          <draw:custom-shape draw:style-name="gr11" draw:text-style-name="P3" draw:layer="layout" svg:width="3cm" svg:height="2cm" svg:x="11.5cm" svg:y="3.4cm">
            <text:p text:style-name="P2"><text:span text:style-name="T1">Identifi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0.2cm" svg:height="0.4cm" svg:x="11.5cm" svg:y="4.2cm">
            <draw:glue-point draw:id="4" svg:x="-5cm" svg:y="0cm"/>
            <draw:glue-point draw:id="5" svg:x="-5cm" svg:y="0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 xml:id="id5" draw:id="id5">
          <draw:glue-point draw:id="4" svg:x="4.666cm" svg:y="0cm"/>
          <draw:glue-point draw:id="5" svg:x="-5cm" svg:y="0cm"/>
          <draw:custom-shape draw:style-name="gr13" draw:text-style-name="P3" draw:layer="layout" svg:width="3cm" svg:height="2cm" svg:x="11.5cm" svg:y="6.2cm">
            <text:p text:style-name="P6"><text:span text:style-name="T1">Video Test Pattern Genera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5" draw:layer="layout" svg:width="0.2cm" svg:height="0.4cm" svg:x="11.5cm" svg:y="7cm">
            <draw:glue-point draw:id="4" svg:x="-5cm" svg:y="0cm"/>
            <draw:glue-point draw:id="5" svg:x="-5cm" svg:y="0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4" draw:layer="layout" svg:width="0.2cm" svg:height="0.4cm" svg:x="14.3cm" svg:y="7cm">
            <draw:glue-point draw:id="4" svg:x="5cm" svg:y="0cm"/>
            <draw:glue-point draw:id="5" svg:x="5cm" svg:y="0cm" draw:escape-direction="right"/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 draw:style-name="gr2" xml:id="id6" draw:id="id6">
          <draw:glue-point draw:id="4" svg:x="4.666cm" svg:y="0cm"/>
          <draw:glue-point draw:id="5" svg:x="-5cm" svg:y="0cm"/>
          <draw:custom-shape draw:style-name="gr16" draw:text-style-name="P3" draw:layer="layout" svg:width="3cm" svg:height="2cm" svg:x="11.5cm" svg:y="8.6cm">
            <text:p text:style-name="P2"><text:span text:style-name="T1">Clocking Wizar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5" draw:layer="layout" svg:width="0.2cm" svg:height="0.4cm" svg:x="11.5cm" svg:y="9.4cm">
            <draw:glue-point draw:id="4" svg:x="-5cm" svg:y="0cm"/>
            <draw:glue-point draw:id="5" svg:x="-5cm" svg:y="0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 xml:id="id4" draw:id="id4">
          <draw:glue-point draw:id="4" svg:x="-5cm" svg:y="-2cm"/>
          <draw:glue-point draw:id="5" svg:x="-5cm" svg:y="2cm"/>
          <draw:glue-point draw:id="6" svg:x="5cm" svg:y="0cm"/>
          <draw:custom-shape draw:style-name="gr18" draw:text-style-name="P3" draw:layer="layout" svg:width="3cm" svg:height="2cm" svg:x="15.5cm" svg:y="5.2cm">
            <text:p text:style-name="P2"><text:span text:style-name="T1">VG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5" draw:layer="layout" svg:width="0.2cm" svg:height="0.4cm" svg:x="15.5cm" svg:y="5.6cm">
            <draw:glue-point draw:id="4" svg:x="-5cm" svg:y="0cm"/>
            <draw:glue-point draw:id="5" svg:x="-5cm" svg:y="0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5" draw:layer="layout" svg:width="0.2cm" svg:height="0.4cm" svg:x="15.5cm" svg:y="6.4cm">
            <draw:glue-point draw:id="4" svg:x="-5cm" svg:y="0cm"/>
            <draw:glue-point draw:id="5" svg:x="-5cm" svg:y="0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1" draw:text-style-name="P7" draw:layer="layout" svg:x1="5.5cm" svg:y1="6cm" svg:x2="6.5cm" svg:y2="6cm" draw:start-shape="id1" draw:start-glue-point="1" draw:end-shape="id2" draw:end-glue-point="9" svg:d="M5500 6000h1000" svg:viewBox="0 0 1001 1">
          <text:p/>
        </draw:connector>
        <draw:connector draw:style-name="gr21" draw:text-style-name="P7" draw:layer="layout" svg:x1="9.5cm" svg:y1="5.3cm" svg:x2="11.5cm" svg:y2="4.4cm" draw:start-shape="id2" draw:start-glue-point="4" draw:end-shape="id3" draw:end-glue-point="5" svg:d="M9500 5300h1000v-900h1000" svg:viewBox="0 0 2001 901">
          <text:p/>
        </draw:connector>
        <draw:connector draw:style-name="gr21" draw:text-style-name="P7" draw:layer="layout" svg:x1="9.5cm" svg:y1="5.8cm" svg:x2="15.5cm" svg:y2="5.8cm" draw:start-shape="id2" draw:start-glue-point="5" draw:end-shape="id4" draw:end-glue-point="4" svg:d="M9500 5800h6000" svg:viewBox="0 0 6001 1">
          <text:p/>
        </draw:connector>
        <draw:connector draw:style-name="gr21" draw:text-style-name="P7" draw:layer="layout" draw:line-skew="0.4cm" svg:x1="9.5cm" svg:y1="6.2cm" svg:x2="11.5cm" svg:y2="7.2cm" draw:start-shape="id2" draw:start-glue-point="7" draw:end-shape="id5" draw:end-glue-point="5" svg:d="M9500 6200h1400v1000h600" svg:viewBox="0 0 2001 1001">
          <text:p/>
        </draw:connector>
        <draw:connector draw:style-name="gr21" draw:text-style-name="P7" draw:layer="layout" svg:x1="9.5cm" svg:y1="6.7cm" svg:x2="11.5cm" svg:y2="9.6cm" draw:start-shape="id2" draw:start-glue-point="8" draw:end-shape="id6" draw:end-glue-point="5" svg:d="M9500 6700h1000v2900h1000" svg:viewBox="0 0 2001 2901">
          <text:p/>
        </draw:connector>
        <draw:connector draw:style-name="gr21" draw:text-style-name="P7" draw:layer="layout" svg:x1="14.5cm" svg:y1="7.2cm" svg:x2="15.5cm" svg:y2="6.6cm" draw:start-shape="id5" draw:start-glue-point="1" draw:end-shape="id4" draw:end-glue-point="5" svg:d="M14500 7200h500v-600h500" svg:viewBox="0 0 1001 601">
          <text:p/>
        </draw:connector>
      </draw:page>
      <draw:page draw:name="addr_map" draw:style-name="dp1" draw:master-page-name="Default">
        <draw:custom-shape draw:style-name="gr22" draw:text-style-name="P8" draw:layer="layout" svg:width="19cm" svg:height="8.4cm" svg:x="1cm" svg:y="1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4cm" svg:height="6.4cm" svg:x="9cm" svg:y="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4cm" svg:height="1cm" svg:x="9cm" svg:y="4cm">
          <text:p text:style-name="P10"><text:span text:style-name="T2">Identifier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4cm" svg:height="1cm" svg:x="9cm" svg:y="5cm">
          <text:p text:style-name="P10"><text:span text:style-name="T2">VGA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4cm" svg:height="1cm" svg:x="9cm" svg:y="6cm">
          <text:p text:style-name="P10"><text:span text:style-name="T2">Clocking Wizard</text:span></text:p>
          <draw:enhanced-geometry svg:viewBox="0 0 21600 21600" draw:type="rectangle" draw:enhanced-path="M 0 0 L 21600 0 21600 21600 0 21600 0 0 Z N"/>
        </draw:custom-shape>
        <draw:frame draw:style-name="gr25" draw:text-style-name="P13" draw:layer="layout" svg:width="3.2cm" svg:height="1cm" svg:x="5.8cm" svg:y="3.5cm">
          <draw:text-box>
            <text:p text:style-name="P12"><text:span text:style-name="T3">0x4000_0000</text:span></text:p>
          </draw:text-box>
        </draw:frame>
        <draw:frame draw:style-name="gr25" draw:text-style-name="P15" draw:layer="layout" svg:width="3.2cm" svg:height="1cm" svg:x="5.8cm" svg:y="4.5cm">
          <draw:text-box>
            <text:p text:style-name="P14"><text:span text:style-name="T3">0x4000_1000</text:span></text:p>
          </draw:text-box>
        </draw:frame>
        <draw:frame draw:style-name="gr25" draw:text-style-name="P13" draw:layer="layout" svg:width="3.2cm" svg:height="1cm" svg:x="5.8cm" svg:y="5.5cm">
          <draw:text-box>
            <text:p text:style-name="P12"><text:span text:style-name="T3">0x4000_2000</text:span></text:p>
          </draw:text-box>
        </draw:frame>
        <draw:frame draw:style-name="gr25" draw:text-style-name="P13" draw:layer="layout" svg:width="3.2cm" svg:height="1cm" svg:x="5.8cm" svg:y="6.5cm">
          <draw:text-box>
            <text:p text:style-name="P12"><text:span text:style-name="T3">0x4000_3000</text:span></text:p>
          </draw:text-box>
        </draw:frame>
        <draw:frame draw:style-name="gr25" draw:text-style-name="P13" draw:layer="layout" svg:width="3.2cm" svg:height="1cm" svg:x="5.8cm" svg:y="2.5cm">
          <draw:text-box>
            <text:p text:style-name="P12"><text:span text:style-name="T3">0x0000_0000</text:span></text:p>
          </draw:text-box>
        </draw:frame>
        <draw:custom-shape draw:style-name="gr24" draw:text-style-name="P11" draw:layer="layout" svg:width="4cm" svg:height="1cm" svg:x="9cm" svg:y="7cm">
          <text:p text:style-name="P10"><text:span text:style-name="T2">Video Test </text:span></text:p>
          <text:p text:style-name="P10"><text:span text:style-name="T2">Pattern Generator</text:span></text:p>
          <draw:enhanced-geometry svg:viewBox="0 0 21600 21600" draw:type="rectangle" draw:enhanced-path="M 0 0 L 21600 0 21600 21600 0 21600 0 0 Z N"/>
        </draw:custom-shape>
        <draw:frame draw:style-name="gr25" draw:text-style-name="P13" draw:layer="layout" svg:width="3.2cm" svg:height="1cm" svg:x="5.8cm" svg:y="8.9cm">
          <draw:text-box>
            <text:p text:style-name="P12"><text:span text:style-name="T3">0xffff_ffff</text:span></text:p>
          </draw:text-box>
        </draw:frame>
        <draw:frame draw:style-name="gr25" draw:text-style-name="P13" draw:layer="layout" svg:width="3.2cm" svg:height="1cm" svg:x="5.8cm" svg:y="7.5cm">
          <draw:text-box>
            <text:p text:style-name="P12"><text:span text:style-name="T3">0x4000_4000</text:span></text:p>
          </draw:text-box>
        </draw:frame>
        <draw:custom-shape draw:style-name="gr26" draw:text-style-name="P17" draw:layer="layout" svg:width="4cm" svg:height="1cm" svg:x="9cm" svg:y="2cm">
          <text:p text:style-name="P16"><text:span text:style-name="T4">Address Ma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Calibri2" svg:font-family="Calibri" style:font-adornments="Regular" style:font-family-generic="roman" style:font-pitch="variable"/>
    <style:font-face style:name="Calibri3" svg:font-family="Calibri" style:font-adornments="Regular" style:font-family-generic="modern" style:font-pitch="variable"/>
    <style:font-face style:name="Consolas" svg:font-family="Consolas" style:font-adornments="Regular" style:font-family-generic="modern" style:font-pitch="fixed"/>
    <style:font-face style:name="Consolas1" svg:font-family="Consolas" style:font-family-generic="modern" style:font-pitch="fixed"/>
    <style:font-face style:name="Consolas2" svg:font-family="Consolas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0 20 13" svg:d="M0 13l10-13 10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17cm" svg:stroke-color="#000000" draw:marker-start-width="0.226cm" draw:marker-start-center="false" draw:marker-end="Arrow_20_short" draw:marker-end-width="0.226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tart-line-spacing-horizontal="0.3cm" draw:start-line-spacing-vertical="0.3cm" draw:end-line-spacing-horizontal="0.3cm" draw:end-line-spacing-vertical="0.3cm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alibri1" fo:font-family="Calibri" style:font-style-name="Regular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13T22:18:34.725000000</meta:creation-date>
    <dc:title>IP_blocks</dc:title>
    <meta:editing-duration>PT1M5S</meta:editing-duration>
    <meta:editing-cycles>4</meta:editing-cycles>
    <meta:generator>LibreOffice/7.6.4.1$Windows_X86_64 LibreOffice_project/e19e193f88cd6c0525a17fb7a176ed8e6a3e2aa1</meta:generator>
    <dc:date>2023-12-13T23:03:50.648000000</dc:date>
    <meta:document-statistic meta:object-count="45"/>
    <meta:template xlink:type="simple" xlink:actuate="onRequest" xlink:title="IP_blocks" xlink:href="file:///C:/Users/Lukas/AppData/Roaming/LibreOffice/4/user/template/IP_blocks.otg" meta:date="2023-12-13T22:18:34.540000000"/>
  </office:meta>
</office:document-meta>
</file>